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Fonts/Font_PT_Astra_Sans_4.ttf" manifest:media-type="application/x-font-ttf"/>
  <manifest:file-entry manifest:full-path="Fonts/Font_PT_Astra_Sans_3.ttf" manifest:media-type="application/x-font-ttf"/>
  <manifest:file-entry manifest:full-path="Fonts/Font_PT_Astra_Serif_4.ttf" manifest:media-type="application/x-font-ttf"/>
  <manifest:file-entry manifest:full-path="Fonts/Font_PT_Astra_Sans_2.ttf" manifest:media-type="application/x-font-ttf"/>
  <manifest:file-entry manifest:full-path="Fonts/Font_PT_Astra_Serif_3.ttf" manifest:media-type="application/x-font-ttf"/>
  <manifest:file-entry manifest:full-path="Fonts/Font_PT_Astra_Sans_1.ttf" manifest:media-type="application/x-font-ttf"/>
  <manifest:file-entry manifest:full-path="Fonts/Font_Tahoma_2.ttf" manifest:media-type="application/x-font-ttf"/>
  <manifest:file-entry manifest:full-path="Fonts/Font_Lohit_Devanagari_2.ttf" manifest:media-type="application/x-font-ttf"/>
  <manifest:file-entry manifest:full-path="Fonts/Font_Tahoma_1.ttf" manifest:media-type="application/x-font-ttf"/>
  <manifest:file-entry manifest:full-path="Fonts/Font_Lohit_Devanagari_1.ttf" manifest:media-type="application/x-font-tt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>
      <svg:font-face-src>
        <svg:font-face-uri xlink:href="Fonts/Font_Lohit_Devanagari_2.ttf" xlink:type="simple" loext:font-style="normal" loext:font-weight="normal">
          <svg:font-face-format svg:string="truetype"/>
        </svg:font-face-uri>
      </svg:font-face-src>
    </style:font-face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3.ttf" xlink:type="simple" loext:font-style="italic" loext:font-weight="normal">
          <svg:font-face-format svg:string="truetype"/>
        </svg:font-face-uri>
        <svg:font-face-uri xlink:href="Fonts/Font_PT_Astra_Sans_4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line-height="100%" fo:text-align="center" style:justify-single-word="false"/>
      <style:text-properties officeooo:rsid="00581175" officeooo:paragraph-rsid="00581175"/>
    </style:style>
    <style:style style:name="P14" style:family="paragraph" style:parent-style-name="Heading_20_1">
      <style:paragraph-properties fo:margin-left="1.251cm" fo:margin-right="0cm" fo:margin-top="0.42cm" fo:margin-bottom="0.7cm" style:contextual-spacing="false" fo:text-indent="0cm" style:auto-text-indent="false" fo:keep-with-next="always"/>
      <style:text-properties style:font-name="PT Astra Serif2" fo:font-size="20.7999992370605pt" fo:font-weight="bold" officeooo:rsid="005d5f8b" officeooo:paragraph-rsid="005d5f8b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5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16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style:use-window-font-color="true" loext:opacity="0%" officeooo:rsid="00530fed" officeooo:paragraph-rsid="00530fed"/>
    </style:style>
    <style:style style:name="P17" style:family="paragraph" style:parent-style-name="Heading_20_2">
      <style:text-properties officeooo:rsid="005bb270" officeooo:paragraph-rsid="005bb270"/>
    </style:style>
    <style:style style:name="P18" style:family="paragraph" style:parent-style-name="Heading_20_3">
      <style:text-properties officeooo:rsid="00532b19"/>
    </style:style>
    <style:style style:name="P19" style:family="paragraph" style:parent-style-name="Heading_20_3">
      <style:text-properties officeooo:rsid="005d5f8b" officeooo:paragraph-rsid="005d5f8b"/>
    </style:style>
    <style:style style:name="P20" style:family="paragraph" style:parent-style-name="Heading_20_3">
      <style:text-properties officeooo:rsid="005d5f8b" officeooo:paragraph-rsid="005f2faa"/>
    </style:style>
    <style:style style:name="P21" style:family="paragraph" style:parent-style-name="Heading_20_4">
      <style:text-properties officeooo:paragraph-rsid="005f2faa"/>
    </style:style>
    <style:style style:name="P22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3" style:family="paragraph" style:parent-style-name="Text_20_body" style:list-style-name="Numbering_20_123">
      <style:text-properties officeooo:paragraph-rsid="005d5f8b"/>
    </style:style>
    <style:style style:name="P24" style:family="paragraph" style:parent-style-name="Text_20_body">
      <style:text-properties style:font-name="PT Astra Serif1" officeooo:rsid="00530fed" officeooo:paragraph-rsid="004e6ae3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27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28" style:family="paragraph" style:parent-style-name="Text_20_body">
      <style:text-properties officeooo:paragraph-rsid="005d5f8b"/>
    </style:style>
    <style:style style:name="P29" style:family="paragraph" style:parent-style-name="Text_20_body">
      <style:text-properties officeooo:paragraph-rsid="005f2faa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d5f8b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use-window-font-color="true" loext:opacity="0%" style:font-name="PT Astra Serif2" fo:font-size="18.3999996185303pt" fo:font-weight="bold" officeooo:rsid="005d5f8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officeooo:rsid="004a53ab"/>
    </style:style>
    <style:style style:name="T11" style:family="text">
      <style:text-properties fo:font-weight="normal" officeooo:rsid="0054bd1f" style:font-weight-asian="normal" style:font-weight-complex="normal"/>
    </style:style>
    <style:style style:name="T12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style:font-name="PT Astra Serif2" fo:font-size="18.3999996185303pt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5" style:family="text">
      <style:text-properties style:font-name="PT Astra Serif2" fo:font-size="18.3999996185303pt" fo:font-weight="bold" officeooo:rsid="0054bd1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6" style:family="text">
      <style:text-properties style:font-name="PT Astra Serif2" fo:font-size="18.3999996185303pt" fo:font-weight="bold" officeooo:rsid="005d5f8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7" style:family="text">
      <style:text-properties officeooo:rsid="00581175"/>
    </style:style>
    <style:style style:name="T18" style:family="text">
      <style:text-properties officeooo:rsid="005bb270"/>
    </style:style>
    <style:style style:name="T19" style:family="text">
      <style:text-properties fo:font-style="italic" officeooo:rsid="005d5f8b" style:font-style-asian="italic" style:font-style-complex="italic"/>
    </style:style>
    <style:style style:name="T20" style:family="text">
      <style:text-properties officeooo:rsid="005f2fa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 fo:text-indent="-0.36cm" fo:margin-left="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2">Министерство образования, науки и молодежной политики</text:p>
      <text:p text:style-name="P5">Краснодарского <text:s/>края</text:p>
      <text:p text:style-name="P26">Государственное бюджетное профессиональное образовательное учреждение Краснодарского края «Ейский полипрофильный колледж»</text:p>
      <text:p text:style-name="P27"/>
      <text:p text:style-name="P2"/>
      <text:p text:style-name="P2"/>
      <text:p text:style-name="P2"/>
      <text:p text:style-name="P2"/>
      <text:p text:style-name="P2"/>
      <text:p text:style-name="P2"/>
      <text:p text:style-name="P11">ЛАБОРАТОРНАЯ РАБОТА №<text:span text:style-name="T18">1</text:span></text:p>
      <text:p text:style-name="Заголовок_20_2_20_титул">по теме:</text:p>
      <text:h text:style-name="P14" text:outline-level="1">Оценка сложности алгоритмов сортировки</text:h>
      <text:p text:style-name="Заголовок_20_2_20_титул"/>
      <text:p text:style-name="P7"><text:span text:style-name="T7">Выполн</text:span><text:span text:style-name="T8">ил:</text:span><text:span text:style-name="T5"> </text:span></text:p>
      <text:p text:style-name="P7"><text:span text:style-name="T6">студент ЕПК,</text:span> <text:span text:style-name="T6">группа</text:span> </text:p>
      <text:p text:style-name="P9">ФИО</text:p>
      <text:p text:style-name="P8"/>
      <text:p text:style-name="P12"><text:span text:style-name="T6">Проверил</text:span>:</text:p>
      <text:p text:style-name="P6"><text:span text:style-name="T6">преподаватель</text:span><text:span text:style-name="T4"> </text:span><text:span text:style-name="T10">(</text:span><text:span text:style-name="Emphasis"><text:span text:style-name="T17">указать</text:span></text:span><text:span text:style-name="T17"> </text:span><text:span text:style-name="Emphasis"><text:span text:style-name="T10">предмет</text:span></text:span><text:span text:style-name="T10">)</text:span></text:p>
      <text:p text:style-name="P10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13"><text:span text:style-name="Emphasis"/></text:p>
      <text:p text:style-name="P4"/>
      <text:p text:style-name="P4">Ейск <text:span text:style-name="Emphasis"><text:span text:style-name="T1">20</text:span></text:span><text:span text:style-name="Emphasis"><text:span text:style-name="T2">23</text:span></text:span></text:p>
      <text:h text:style-name="P15" text:outline-level="2"><text:span text:style-name="T13">1 </text:span><text:span text:style-name="T12">Постановка задачи </text:span></text:h>
      <text:list text:style-name="Numbering_20_123">
        <text:list-item>
          <text:p text:style-name="P23"><text:span text:style-name="Emphasis"><text:span text:style-name="T3">Разработать методы сортировки одномерного массива: Быстрой сортировки (QuickSort) и (</text:span></text:span><text:span text:style-name="Emphasis"><text:span text:style-name="T19">указать вид метода квадратичной сортировки</text:span></text:span><text:span text:style-name="Emphasis"><text:span text:style-name="T3">). Включить в отчет листинги программ (метода и основной программы); </text:span></text:span></text:p>
        </text:list-item>
        <text:list-item>
          <text:p text:style-name="P23"><text:span text:style-name="Emphasis"><text:span text:style-name="T3">Сделать подробное описание (</text:span></text:span><text:span text:style-name="Emphasis"><text:span text:style-name="T19">вариант квадратичной сортировки</text:span></text:span><text:span text:style-name="Emphasis"><text:span text:style-name="T3">);</text:span></text:span></text:p>
        </text:list-item>
        <text:list-item>
          <text:p text:style-name="P23"><text:span text:style-name="Emphasis"><text:span text:style-name="T3">Построить блок-схему (</text:span></text:span><text:span text:style-name="Emphasis"><text:span text:style-name="T19">вариант квадратичной сортировки</text:span></text:span><text:span text:style-name="Emphasis"><text:span text:style-name="T3">);</text:span></text:span></text:p>
        </text:list-item>
        <text:list-item>
          <text:p text:style-name="P23"><text:span text:style-name="Emphasis"><text:span text:style-name="T3">Используя промежуточные выводы сортируемого массива во вложенном цикле, выполнить визуальное представление процесса сортировки (</text:span></text:span><text:span text:style-name="Emphasis"><text:span text:style-name="T19">вариант квадратичной сортировки</text:span></text:span><text:span text:style-name="Emphasis"><text:span text:style-name="T3">);</text:span></text:span></text:p>
        </text:list-item>
        <text:list-item>
          <text:p text:style-name="P23"><text:span text:style-name="Emphasis"><text:span text:style-name="T3">Выполнить экспериментальный метод оценки сложности алгоритмов сортировки в программе. По итогам оценки заполнить таблицу и построить диаграмму с отражением зависимости времени выполнения алгоритма от количества элементов в массиве;</text:span></text:span></text:p>
        </text:list-item>
        <text:list-item>
          <text:p text:style-name="P23"><text:span text:style-name="Emphasis"><text:span text:style-name="T3">Сделать вывод.</text:span></text:span></text:p>
        </text:list-item>
      </text:list>
      <text:h text:style-name="P16" text:outline-level="2"><text:span text:style-name="T14">2 Выполнение </text:span><text:span text:style-name="T16">работы</text:span></text:h>
      <text:h text:style-name="P19" text:outline-level="3">2.1 Алгоритм квадратичной сортировки (вариант)</text:h>
      <text:p text:style-name="P28"/>
      <text:h text:style-name="Heading_20_4" text:outline-level="4">2.1.1 Описание алгоритма</text:h>
      <text:p text:style-name="Text_20_body"/>
      <text:h text:style-name="P21" text:outline-level="4">2.1.<text:span text:style-name="T20">2</text:span> <text:span text:style-name="T20">Блок-схема</text:span></text:h>
      <text:p text:style-name="P29"/>
      <text:h text:style-name="P21" text:outline-level="4">2.1.<text:span text:style-name="T20">3</text:span> <text:span text:style-name="T20">Визуализация</text:span> алгоритма <text:span text:style-name="T20">сортировки массива из 10 элементов</text:span></text:h>
      <text:p text:style-name="P29"/>
      <text:h text:style-name="P20" text:outline-level="3">2.<text:span text:style-name="T20">2</text:span> <text:span text:style-name="T20">Экспериментальный метод оценки сложности алгоритма</text:span></text:h>
      <text:h text:style-name="P18" text:outline-level="3"><text:span text:style-name="Emphasis"><text:span text:style-name="T11"/></text:span></text:h>
      <text:h text:style-name="P17" text:outline-level="2">Вывод</text:h>
      <text:p text:style-name="P24"><text:span text:style-name="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 fo:text-indent="1.27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top="0.212cm" fo:margin-bottom="0.212cm" style:contextual-spacing="false" fo:text-indent="1.27cm" style:auto-text-indent="false"/>
      <style:text-properties style:font-name="PT Astra Serif3" fo:font-family="'PT Astra Serif'" style:font-style-name="Жирный курсив" style:font-family-generic="roman" style:font-pitch="variable" fo:font-size="15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23:44:31.135021308</meta:creation-date>
    <meta:editing-duration>PT46M2S</meta:editing-duration>
    <meta:editing-cycles>4</meta:editing-cycles>
    <meta:generator>LibreOffice/7.6.2.1$Linux_X86_64 LibreOffice_project/60$Build-1</meta:generator>
    <dc:title>Реферат ГОСТ</dc:title>
    <dc:date>2023-11-15T00:30:29.453590118</dc:date>
    <meta:document-statistic meta:table-count="0" meta:image-count="0" meta:object-count="0" meta:page-count="2" meta:paragraph-count="28" meta:word-count="159" meta:character-count="1333" meta:non-whitespace-character-count="1203"/>
    <meta:template xlink:type="simple" xlink:actuate="onRequest" xlink:title="Реферат ГОСТ" xlink:href="../../../Оформление%20работ/Шаблон%20лабораторной%20работы.ott" meta:date="2023-11-14T23:44:29.450050069"/>
  </office:meta>
</office:document-meta>
</file>